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sersRepository.setEnableForwarding( boolean enableForwar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sReposi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sersRepository.add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sersRepository.addUser( String name , Object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sersRepository.setEnableAliases( boolean enableAlia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sRepository.setIgnoreCase(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rsRepository.getMappings( String username , String doma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UsersRepository.update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